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7fb0" officeooo:paragraph-rsid="00037fb0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0 「期待」煞變「傷害」</text:p>
        <text:p text:style-name="P1"/>
        <text:p text:style-name="P1">從破病了後，</text:p>
        <text:p text:style-name="P1">Tsiông phuà-pēnn liáu-āu, </text:p>
        <text:p text:style-name="P1"/>
        <text:p text:style-name="P1">就真少起去三樓尾，</text:p>
        <text:p text:style-name="P1">tō tsin tsió khí-khì sann lâu-bué, </text:p>
        <text:p text:style-name="P1"/>
        <text:p text:style-name="P1">頂懸種的盆栽無人照顧，</text:p>
        <text:p text:style-name="P1">tíng-kuân tsìng ê phûn-tsai bô lâng tsiàu-kòo, </text:p>
        <text:p text:style-name="P1"/>
        <text:p text:style-name="P1">逐欉看著攏欲死欲死。</text:p>
        <text:p text:style-name="P1">ta̍k tsâng khuànn tio̍h lóng beh-sí-beh-sí. </text:p>
        <text:p text:style-name="P1"/>
        <text:p text:style-name="P1">看毋是勢，</text:p>
        <text:p text:style-name="P1">Khuànn m̄-sī-sè, </text:p>
        <text:p text:style-name="P1"/>
        <text:p text:style-name="P1">緊提水觳仔來沃水。</text:p>
        <text:p text:style-name="P1">kín the̍h tsuí-khok-á lâi ak-tsuí. </text:p>
        <text:p text:style-name="P1"/>
        <text:p text:style-name="P1">當咧沃花的時陣，</text:p>
        <text:p text:style-name="P1">Tng-teh ak-hue ê sî-tsūn, </text:p>
        <text:p text:style-name="P1"/>
        <text:p text:style-name="P1">雄雄聽著有人咧揤電鈴。</text:p>
        <text:p text:style-name="P1">hiông-hiông thiann-tio̍h ū lâng teh tshi̍h tiān-lîng. </text:p>
        <text:p text:style-name="P1"/>
        <text:p text:style-name="P1">水觳仔擲咧，</text:p>
        <text:p text:style-name="P1">Tsuí-khok-á tàn --leh, </text:p>
        <text:p text:style-name="P1"/>
        <text:p text:style-name="P1">趕緊傱落來看是啥物人來相揣？</text:p>
        <text:p text:style-name="P1">kuánn-kín tsông --lo̍h-lâi khuànn sī siánn-mih lâng lâi sio-tshuē?</text:p>
        <text:p text:style-name="P1"/>
        <text:p text:style-name="P1"/>
        <text:p text:style-name="P1"/>
        <text:p text:style-name="P1"/>
        <text:p text:style-name="P1">送批的大聲喝講愛頓印仔，</text:p>
        <text:p text:style-name="P1">Sàng-phue--ê tuā-siann huah kóng ài tǹg ìn-á, </text:p>
        <text:p text:style-name="P1"/>
        <text:p text:style-name="P1">講是對日本寄來的掛號批。</text:p>
        <text:p text:style-name="P1">kóng sī tuì Ji̍t-pún kià--lâi ê kuà-hō phue. </text:p>
        <text:p text:style-name="P1"/>
        <text:p text:style-name="P1">批橐仔印甲誠古錐，</text:p>
        <text:p text:style-name="P1">Phue-lok-á ìn kah tsiânn kóo-tsui, </text:p>
        <text:p text:style-name="P1"/>
        <text:p text:style-name="P1">批的內容誠趣味。</text:p>
        <text:p text:style-name="P1">phue ê luē-iông tsiânn tshù-bī. </text:p>
        <text:p text:style-name="P1"/>
        <text:p text:style-name="P1">我那看那笑，</text:p>
        <text:p text:style-name="P1">Guá ná khuànn ná tshiò, </text:p>
        <text:p text:style-name="P1"/>
        <text:p text:style-name="P1">煞袂記得樓頂尾的花，</text:p>
        <text:p text:style-name="P1">suah bē-kì-tit lâu-tíng-bué ê hue, </text:p>
        <text:p text:style-name="P1"/>
        <text:p text:style-name="P1">猶閣喙焦等欲啉水。</text:p>
        <text:p text:style-name="P1">iáu-koh tshuì-ta tán beh lim tsuí. </text:p>
        <text:p text:style-name="P1"/>
        <text:p text:style-name="P1">雄雄想著，</text:p>
        <text:p text:style-name="P1">Hiông-hiông siūnn--tio̍h, </text:p>
        <text:p text:style-name="P1"/>
        <text:p text:style-name="P1">趕緊閣走倒轉去三樓尾。</text:p>
        <text:p text:style-name="P1">kuánn-kín koh tsáu tò-tńg-khì sann lâu-bué.</text:p>
        <text:p text:style-name="P1"/>
        <text:p text:style-name="P1"/>
        <text:p text:style-name="P1"/>
        <text:p text:style-name="P1"/>
        <text:p text:style-name="P1"><text:soft-page-break/>起去到三樓頂，</text:p>
        <text:p text:style-name="P1">Khí-khì kàu sann lâu-tíng, </text:p>
        <text:p text:style-name="P1"/>
        <text:p text:style-name="P1">跤步才踏出戶橂，</text:p>
        <text:p text:style-name="P1">kha-pōo tsiah ta̍h-tshut hōo-tīng, </text:p>
        <text:p text:style-name="P1"/>
        <text:p text:style-name="P1">隨閣勼倒轉來。</text:p>
        <text:p text:style-name="P1">suî koh kiu tò-tńg-lâi. </text:p>
        <text:p text:style-name="P1"/>
        <text:p text:style-name="P1">無意中看著伊頭仔犁犁，</text:p>
        <text:p text:style-name="P1">Bô-ì-tiong khuànn-tio̍h i thâu-á lê-lê,</text:p>
        <text:p text:style-name="P1"/>
        <text:p text:style-name="P1">佇水觳內底啉水，</text:p>
        <text:p text:style-name="P1">tī tsuí-khok lāi-té lim tsuí, </text:p>
        <text:p text:style-name="P1"/>
        <text:p text:style-name="P1">啉甲suh-suh叫。</text:p>
        <text:p text:style-name="P1">lim kah suh-suh-kiò. </text:p>
        <text:p text:style-name="P1"/>
        <text:p text:style-name="P1">驚共伊拍生驚，</text:p>
        <text:p text:style-name="P1">Kiann kā i phah-tshenn-kiann, </text:p>
        <text:p text:style-name="P1"/>
        <text:p text:style-name="P1">我就覕踮窗仔後偷看。</text:p>
        <text:p text:style-name="P1">guá tō bih tiàm thang-á āu thau khuànn. </text:p>
        <text:p text:style-name="P1"/>
        <text:p text:style-name="P1">看伊ki-ki-ku̍h-ku̍h，</text:p>
        <text:p text:style-name="P1">Khuànn i ki-ki-ku̍h-ku̍h, </text:p>
        <text:p text:style-name="P1"/>
        <text:p text:style-name="P1">踮花坩邊仔踅箍輾。</text:p>
        <text:p text:style-name="P1">tiàm hue-khann pinn--á se̍h-khoo-liàn. </text:p>
        <text:p text:style-name="P1"/>
        <text:p text:style-name="P1">尾仔頭攑懸懸，</text:p>
        <text:p text:style-name="P1">Bué--á thâu gia̍h kuân-kuân, </text:p>
        <text:p text:style-name="P1"/>
        <text:p text:style-name="P1">展翼飛對天頂去。</text:p>
        <text:p text:style-name="P1">thián-si̍t pue uì thinn-tíng khì.</text:p>
        <text:p text:style-name="P1"/>
        <text:p text:style-name="P1">我攑頭看伊飛去，</text:p>
        <text:p text:style-name="P1">Guá gia̍h-thâu khuànn i pue --khì, </text:p>
        <text:p text:style-name="P1"/>
        <text:p text:style-name="P1">愈飛愈遠，</text:p>
        <text:p text:style-name="P1">jú pue jú hn̄g, </text:p>
        <text:p text:style-name="P1"/>
        <text:p text:style-name="P1">最後干焦賰一點烏烏，</text:p>
        <text:p text:style-name="P1">tsuè-āu kan-na tshun tsi̍t tiám oo-oo, </text:p>
        <text:p text:style-name="P1"/>
        <text:p text:style-name="P1">沓沓仔佇天頂消失去。</text:p>
        <text:p text:style-name="P1">ta̍uh-ta̍uh-á tī thinn-tíng siau-sit khì.</text:p>
        <text:p text:style-name="P1"/>
        <text:p text:style-name="P1"/>
        <text:p text:style-name="P1"/>
        <text:p text:style-name="P1"/>
        <text:p text:style-name="P1">水沃好了後，</text:p>
        <text:p text:style-name="P1">Tsuí ak hó liáu-āu, </text:p>
        <text:p text:style-name="P1"/>
        <text:p text:style-name="P1">我的心肝頭一直咧想講，</text:p>
        <text:p text:style-name="P1">guá ê sim-kuann-thâu it-ti̍t teh siūnn-kóng, </text:p>
        <text:p text:style-name="P1"/>
        <text:p text:style-name="P1">伊毋知是離家出走？</text:p>
        <text:p text:style-name="P1">i m̄ tsai sī lī-ka-tshut-tsáu? </text:p>
        <text:p text:style-name="P1"/>
        <text:p text:style-name="P1">抑是參加比賽，</text:p>
        <text:p text:style-name="P1">Ia̍h-sī tsham-ka pí-sài, </text:p>
        <text:p text:style-name="P1"/>
        <text:p text:style-name="P1">半路歇落來揣水啉的過客？</text:p>
        <text:p text:style-name="P1">puànn-lōo hioh --lo̍h-lâi tshuē tsuí lim ê kuè-kheh? </text:p>
        <text:p text:style-name="P1"><text:soft-page-break/></text:p>
        <text:p text:style-name="P1">明仔載伊敢會閣再來？</text:p>
        <text:p text:style-name="P1">Bîn-á-tsài i kám ē koh-tsài lâi?</text:p>
        <text:p text:style-name="P1"/>
        <text:p text:style-name="P1"/>
        <text:p text:style-name="P1"/>
        <text:p text:style-name="P1"/>
        <text:p text:style-name="P1">伊好親像知影我對伊的關懷，</text:p>
        <text:p text:style-name="P1">I hó-tshin-tshiūnn tsai-iánn guá tuì i ê kuan-huâi, </text:p>
        <text:p text:style-name="P1"/>
        <text:p text:style-name="P1">自彼擺了後，</text:p>
        <text:p text:style-name="P1">tsū hit pái liáu-āu, </text:p>
        <text:p text:style-name="P1"/>
        <text:p text:style-name="P1">伊逐工攏來。</text:p>
        <text:p text:style-name="P1">i ta̍k kang lóng lâi.</text:p>
        <text:p text:style-name="P1"/>
        <text:p text:style-name="P1">有當時仔閣會招一大陣朋友鬥陣來。</text:p>
        <text:p text:style-name="P1"><text:s/>Ū-tang-sî-á koh ē tsio tsi̍t-tuā-tīn pîng-iú tàu-tīn lâi.</text:p>
        <text:p text:style-name="P1"/>
        <text:p text:style-name="P1">啉水啉了，</text:p>
        <text:p text:style-name="P1"><text:s/>Lim tsuí lim liáu, </text:p>
        <text:p text:style-name="P1"/>
        <text:p text:style-name="P1">規陣蹛花欉跤跳來跳去、</text:p>
        <text:p text:style-name="P1">kui tīn tuà hue-tsâng-kha thiàu lâi thiàu khì, </text:p>
        <text:p text:style-name="P1"/>
        <text:p text:style-name="P1">tshi-tshi-tsha̍h-tsha̍h耍袂煞。</text:p>
        <text:p text:style-name="P1">tshi-tshi-tsha̍h-tsha̍h sńg bē suah. </text:p>
        <text:p text:style-name="P1"/>
        <text:p text:style-name="P1">耍忝矣，</text:p>
        <text:p text:style-name="P1">Sńg thiám --ah, </text:p>
        <text:p text:style-name="P1"/>
        <text:p text:style-name="P1">就踮花欉跤歇睏，</text:p>
        <text:p text:style-name="P1">tō tiàm hue-tsâng-kha hioh-khùn,</text:p>
        <text:p text:style-name="P1"/>
        <text:p text:style-name="P1">一直到日頭欲落山，</text:p>
        <text:p text:style-name="P1"><text:s/>it-ti̍t kàu ji̍t-thâu beh lo̍h-suann, </text:p>
        <text:p text:style-name="P1"/>
        <text:p text:style-name="P1">才相招飛轉去。</text:p>
        <text:p text:style-name="P1">tsiah sio-tsio pue --tńg-khì.</text:p>
        <text:p text:style-name="P1"/>
        <text:p text:style-name="P1"/>
        <text:p text:style-name="P1"/>
        <text:p text:style-name="P1"/>
        <text:p text:style-name="P1">我驚水無夠啉，</text:p>
        <text:p text:style-name="P1">Guá kiann tsuí bô-kàu lim, </text:p>
        <text:p text:style-name="P1"/>
        <text:p text:style-name="P1">專工攢一个喙較闊、</text:p>
        <text:p text:style-name="P1">tsuan-kang tshuân tsi̍t ê tshuì khah khuah, </text:p>
        <text:p text:style-name="P1"/>
        <text:p text:style-name="P1">較深的水缸，</text:p>
        <text:p text:style-name="P1">khah tshim ê tsuí-kng, </text:p>
        <text:p text:style-name="P1"/>
        <text:p text:style-name="P1">閣佇花欉跤掖一寡米。</text:p>
        <text:p text:style-name="P1">koh tī hue-tsâng-kha iā tsi̍t-kuá bí. </text:p>
        <text:p text:style-name="P1"/>
        <text:p text:style-name="P1">三樓頂煞變做伊食點心、歇喘的所在。</text:p>
        <text:p text:style-name="P1">Sann lâu-tíng suah piàn-tsò i tsia̍h tiám-sim, hioh-tshuán ê sóo-tsāi. </text:p>
        <text:p text:style-name="P1"/>
        <text:p text:style-name="P1">毋管好歹天，</text:p>
        <text:p text:style-name="P1">M̄-kuán hó pháinn thinn, </text:p>
        <text:p text:style-name="P1"/>
        <text:p text:style-name="P1">攏會ku-lu、ku-lu來吼兩聲仔。</text:p>
        <text:p text:style-name="P1">lóng ē ku-lu, ku-lu lâi <text:soft-page-break/>háu nn̄g-siann-á. </text:p>
        <text:p text:style-name="P1"/>
        <text:p text:style-name="P1">看伊踮花欉跤軁來軁去，</text:p>
        <text:p text:style-name="P1">Khuànn i tiàm hue-tsâng-kha nǹg lâi nǹg khì, </text:p>
        <text:p text:style-name="P1"/>
        <text:p text:style-name="P1">彼種自由、歡喜、快活的款，</text:p>
        <text:p text:style-name="P1">hit tsióng tsū-iû, huann-hí, khuìnn-ua̍h ê khuán, </text:p>
        <text:p text:style-name="P1"/>
        <text:p text:style-name="P1">煞變做我破病了後，</text:p>
        <text:p text:style-name="P1">suah piàn-tsò guá phuà-pēnn liáu-āu, </text:p>
        <text:p text:style-name="P1"/>
        <text:p text:style-name="P1">上向望的一種期待。</text:p>
        <text:p text:style-name="P1">siōng ǹg-bāng ê tsi̍t tsióng kî-thāi.</text:p>
        <text:p text:style-name="P1"/>
        <text:p text:style-name="P1"/>
        <text:p text:style-name="P1"/>
        <text:p text:style-name="P1"/>
        <text:p text:style-name="P1">這一工，</text:p>
        <text:p text:style-name="P1">Tsit tsi̍t kang, </text:p>
        <text:p text:style-name="P1"/>
        <text:p text:style-name="P1">我閣一擺起去三樓尾頂，</text:p>
        <text:p text:style-name="P1">guá koh tsi̍t pái khí-khì sann lâu-bué-tíng, </text:p>
        <text:p text:style-name="P1"/>
        <text:p text:style-name="P1">規个三樓尾恬喌喌，</text:p>
        <text:p text:style-name="P1">kui-ê sann lâu-bué tiām-tsiuh-tsiuh, </text:p>
        <text:p text:style-name="P1"/>
        <text:p text:style-name="P1">恬甲予人起雞母皮。</text:p>
        <text:p text:style-name="P1">tiām kah hōo lâng khí-ke-bó-phuê. </text:p>
        <text:p text:style-name="P1"/>
        <text:p text:style-name="P1">我感覺誠怪奇，</text:p>
        <text:p text:style-name="P1">Guá kám-kak tsiânn kuài-kî, </text:p>
        <text:p text:style-name="P1"/>
        <text:p text:style-name="P1">踏倚去水缸共看覓，</text:p>
        <text:p text:style-name="P1">ta̍h uá khì tsuí-kng kā khuànn-māi, </text:p>
        <text:p text:style-name="P1"/>
        <text:p text:style-name="P1">看著伊規身軀澹漉漉、𠕇硞硞，</text:p>
        <text:p text:style-name="P1">khuànn-tio̍h i kui sin-khu tâm-lok-lok, tīng-khok-khok, </text:p>
        <text:p text:style-name="P1"/>
        <text:p text:style-name="P1">定著是啉水的時陣，</text:p>
        <text:p text:style-name="P1">tiānn-tio̍h sī lim tsuí ê sî-tsūn, </text:p>
        <text:p text:style-name="P1"/>
        <text:p text:style-name="P1">無細膩跋落水缸予水駐死。</text:p>
        <text:p text:style-name="P1">bô-sè-jī pua̍h-lo̍h tsuí-kng hōo tsuí tū--sí.</text:p>
        <text:p text:style-name="P1"/>
        <text:p text:style-name="P1"/>
        <text:p text:style-name="P1"/>
        <text:p text:style-name="P1"/>
        <text:p text:style-name="P1">伊撈起來，</text:p>
        <text:p text:style-name="P1">I hôo --khí-lâi, </text:p>
        <text:p text:style-name="P1"/>
        <text:p text:style-name="P1">輕輕捋伊烏殕烏殕、</text:p>
        <text:p text:style-name="P1">khin-khin lua̍h i oo-phú-oo-phú, </text:p>
        <text:p text:style-name="P1"/>
        <text:p text:style-name="P1">金爍爍的毛。</text:p>
        <text:p text:style-name="P1">kim-sih-sih ê moo. </text:p>
        <text:p text:style-name="P1"/>
        <text:p text:style-name="P1">伊的喙角猶閣咬一粒米，</text:p>
        <text:p text:style-name="P1">I ê tshuì-kak iáu-koh kā tsi̍t lia̍p bí,</text:p>
        <text:p text:style-name="P1"/>
        <text:p text:style-name="P1">死甲遮爾悽慘，</text:p>
        <text:p text:style-name="P1"><text:s/>sí kah tsiah-nī tshi-tshám, </text:p>
        <text:p text:style-name="P1"/>
        <text:p text:style-name="P1">予我看甲誠毋甘，</text:p>
        <text:p text:style-name="P1"><text:soft-page-break/>hōo guá khuànn kah tsiânn m̄-kam, </text:p>
        <text:p text:style-name="P1"/>
        <text:p text:style-name="P1">目屎強強欲滴落來。</text:p>
        <text:p text:style-name="P1">ba̍k-sái kiōng-kiōng beh tih --lo̍h-lâi.</text:p>
        <text:p text:style-name="P1"/>
        <text:p text:style-name="P1"/>
        <text:p text:style-name="P1"/>
        <text:p text:style-name="P1"/>
        <text:p text:style-name="P1">從伊予水駐死了後，</text:p>
        <text:p text:style-name="P1">Tsiông i hōo tsuí tū--sí liáu-āu, </text:p>
        <text:p text:style-name="P1"/>
        <text:p text:style-name="P1">三樓尾頂閣再恢復早前彼款的恬靜，</text:p>
        <text:p text:style-name="P1">sann lâu-bué-tíng koh-tsài khue-ho̍k tsá-tsîng hit khuán ê tiām-tsīng, </text:p>
        <text:p text:style-name="P1"/>
        <text:p text:style-name="P1">我心肝頭彼種期待嘛消失去矣。</text:p>
        <text:p text:style-name="P1">guá sim-kuann-thâu hit tsióng kî-thāi mā siau-sit --khì --ah. </text:p>
        <text:p text:style-name="P1"/>
        <text:p text:style-name="P1">過頭期待煞變做傷害，</text:p>
        <text:p text:style-name="P1">Kuè-thâu kî-thāi suah piàn-tsò siong-hāi, </text:p>
        <text:p text:style-name="P1"/>
        <text:p text:style-name="P1">我無心的錯誤，</text:p>
        <text:p text:style-name="P1">guá bô-sim ê tshò-gōo, </text:p>
        <text:p text:style-name="P1"/>
        <text:p text:style-name="P1">到這馬猶閣囥佇心肝內，</text:p>
        <text:p text:style-name="P1">kàu tsit-má iáu-koh khǹg tī sim-kuann-lāi, </text:p>
        <text:p text:style-name="P1"/>
        <text:p text:style-name="P1">幾若冬嘛無法度排解。</text:p>
        <text:p text:style-name="P1">kuí-nā tang mā bô-huat-tōo pâi-kái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8:08.791874847</dc:date>
    <meta:editing-duration>PT42S</meta:editing-duration>
    <meta:editing-cycles>1</meta:editing-cycles>
    <meta:document-statistic meta:table-count="0" meta:image-count="0" meta:object-count="0" meta:page-count="5" meta:paragraph-count="174" meta:word-count="1251" meta:character-count="3841" meta:non-whitespace-character-count="3395"/>
    <meta:generator>LibreOffice/5.1.6.2$Linux_X86_64 LibreOffice_project/10m0$Build-2</meta:generator>
  </office:meta>
</office:document-meta>
</file>